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ContextInitializationCodeGeneratorTests.argumentForUnsupportedBeanFactoryIsNotResol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InitializationCodeGeneratorTests.argumentsForSupportedTypesAreResolved( Class &lt; ? &gt; target , String expected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icationContextInitializationCodeGeneratorTests.argumentForUnsupportedEnvironmentIsNotResol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InitializationCodeGeneratorTests.method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